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8c6d" officeooo:paragraph-rsid="00128c6d"/>
    </style:style>
    <style:style style:name="P2" style:family="paragraph" style:parent-style-name="Text_20_body">
      <style:text-properties fo:font-size="10pt" officeooo:paragraph-rsid="001a6ca6" style:font-size-asian="10pt" style:font-size-complex="10pt"/>
    </style:style>
    <style:style style:name="P3" style:family="paragraph" style:parent-style-name="Text_20_body">
      <style:text-properties officeooo:rsid="003d5158" officeooo:paragraph-rsid="005f4db0"/>
    </style:style>
    <style:style style:name="P4" style:family="paragraph" style:parent-style-name="Text_20_body">
      <style:text-properties officeooo:rsid="003d5158" officeooo:paragraph-rsid="00cc0f7c"/>
    </style:style>
    <style:style style:name="P5" style:family="paragraph" style:parent-style-name="Text_20_body">
      <style:text-properties officeooo:rsid="008ee964" officeooo:paragraph-rsid="008ee964"/>
    </style:style>
    <style:style style:name="P6" style:family="paragraph" style:parent-style-name="Text_20_body">
      <style:text-properties officeooo:rsid="0093f1f5" officeooo:paragraph-rsid="0093f1f5"/>
    </style:style>
    <style:style style:name="P7" style:family="paragraph" style:parent-style-name="Text_20_body">
      <style:text-properties officeooo:rsid="001e224f" officeooo:paragraph-rsid="003724b5"/>
    </style:style>
    <style:style style:name="P8" style:family="paragraph" style:parent-style-name="Text_20_body">
      <style:text-properties officeooo:rsid="009c0e40" officeooo:paragraph-rsid="009c0e40"/>
    </style:style>
    <style:style style:name="P9" style:family="paragraph" style:parent-style-name="Text_20_body">
      <style:text-properties officeooo:paragraph-rsid="0087c137"/>
    </style:style>
    <style:style style:name="P10" style:family="paragraph" style:parent-style-name="Text_20_body">
      <style:text-properties officeooo:rsid="00aa21c3" officeooo:paragraph-rsid="00aa21c3"/>
    </style:style>
    <style:style style:name="P11" style:family="paragraph" style:parent-style-name="Text_20_body">
      <style:text-properties officeooo:rsid="00b61863" officeooo:paragraph-rsid="00b61863"/>
    </style:style>
    <style:style style:name="P12" style:family="paragraph" style:parent-style-name="Text_20_body">
      <style:text-properties officeooo:rsid="001b7955" officeooo:paragraph-rsid="001d7e54"/>
    </style:style>
    <style:style style:name="P13" style:family="paragraph" style:parent-style-name="Text_20_body">
      <style:text-properties officeooo:rsid="00e0f1c8" officeooo:paragraph-rsid="00e0f1c8"/>
    </style:style>
    <style:style style:name="P14" style:family="paragraph" style:parent-style-name="Text_20_body">
      <style:text-properties officeooo:rsid="00e28aa0" officeooo:paragraph-rsid="00e28aa0"/>
    </style:style>
    <style:style style:name="P15" style:family="paragraph" style:parent-style-name="Standard">
      <style:paragraph-properties style:line-height-at-least="0.198in"/>
      <style:text-properties fo:color="#d4d4d4" style:font-name="Droid Sans Mono" fo:font-size="10.5pt" fo:font-weight="normal" fo:background-color="#1e1e1e"/>
    </style:style>
    <style:style style:name="P16" style:family="paragraph" style:parent-style-name="Standard">
      <style:text-properties fo:color="#d4d4d4" style:font-name="Droid Sans Mono" fo:font-size="10.5pt" fo:font-weight="normal" officeooo:rsid="00d6bbbf" officeooo:paragraph-rsid="00d71afd" fo:background-color="#1e1e1e"/>
    </style:style>
    <style:style style:name="P17" style:family="paragraph" style:parent-style-name="Standard">
      <style:text-properties fo:color="#d4d4d4" style:font-name="Droid Sans Mono" fo:font-size="10.5pt" fo:font-weight="normal" officeooo:rsid="00d90db2" officeooo:paragraph-rsid="00d90db2" fo:background-color="#1e1e1e"/>
    </style:style>
    <style:style style:name="P18" style:family="paragraph" style:parent-style-name="Standard">
      <style:paragraph-properties style:line-height-at-least="0.198in"/>
      <style:text-properties fo:color="#d4d4d4" style:font-name="Droid Sans Mono" fo:font-size="10.5pt" fo:font-weight="normal" officeooo:rsid="00d9cba3" officeooo:paragraph-rsid="00d9cba3" fo:background-color="#1e1e1e"/>
    </style:style>
    <style:style style:name="P19" style:family="paragraph" style:parent-style-name="Standard">
      <style:text-properties fo:color="#d4d4d4" style:font-name="Droid Sans Mono" fo:font-size="10.5pt" fo:font-weight="normal" officeooo:paragraph-rsid="00dc19a5" fo:background-color="#1e1e1e"/>
    </style:style>
    <style:style style:name="P20" style:family="paragraph" style:parent-style-name="Heading_20_1">
      <style:text-properties officeooo:rsid="00109b1e" officeooo:paragraph-rsid="00109b1e"/>
    </style:style>
    <style:style style:name="P21" style:family="paragraph" style:parent-style-name="Heading_20_2">
      <style:text-properties officeooo:rsid="001a6ca6" officeooo:paragraph-rsid="001a6ca6"/>
    </style:style>
    <style:style style:name="P22" style:family="paragraph" style:parent-style-name="Heading_20_3">
      <style:text-properties officeooo:rsid="001b7955" officeooo:paragraph-rsid="001b7955"/>
    </style:style>
    <style:style style:name="P23" style:family="paragraph" style:parent-style-name="Heading_20_3">
      <style:text-properties officeooo:rsid="00dc19a5" officeooo:paragraph-rsid="00dc19a5"/>
    </style:style>
    <style:style style:name="P24" style:family="paragraph" style:parent-style-name="Heading_20_3">
      <style:text-properties officeooo:rsid="00dfd6c7" officeooo:paragraph-rsid="00dfd6c7"/>
    </style:style>
    <style:style style:name="P25" style:family="paragraph" style:parent-style-name="Heading_20_3">
      <style:text-properties officeooo:rsid="00a82a76" officeooo:paragraph-rsid="00a82a76"/>
    </style:style>
    <style:style style:name="P26" style:family="paragraph" style:parent-style-name="Heading_20_3">
      <style:text-properties officeooo:rsid="00b61863" officeooo:paragraph-rsid="00b61863"/>
    </style:style>
    <style:style style:name="P27" style:family="paragraph" style:parent-style-name="Heading_20_3">
      <style:text-properties officeooo:rsid="003d5158" officeooo:paragraph-rsid="003d5158"/>
    </style:style>
    <style:style style:name="P28" style:family="paragraph" style:parent-style-name="Heading_20_3">
      <style:text-properties officeooo:rsid="008ee964" officeooo:paragraph-rsid="008ee964"/>
    </style:style>
    <style:style style:name="P29" style:family="paragraph" style:parent-style-name="Heading_20_3">
      <style:text-properties officeooo:rsid="002dfad8" officeooo:paragraph-rsid="002dfad8"/>
    </style:style>
    <style:style style:name="P30" style:family="paragraph" style:parent-style-name="Heading_20_3">
      <style:text-properties officeooo:rsid="002c9028" officeooo:paragraph-rsid="002c9028"/>
    </style:style>
    <style:style style:name="P31" style:family="paragraph" style:parent-style-name="Heading_20_3">
      <style:text-properties officeooo:paragraph-rsid="00f11547"/>
    </style:style>
    <style:style style:name="P32" style:family="paragraph" style:parent-style-name="Heading_20_3">
      <style:text-properties officeooo:rsid="00f14cc8" officeooo:paragraph-rsid="00f14cc8"/>
    </style:style>
    <style:style style:name="P33" style:family="paragraph" style:parent-style-name="Heading_20_3">
      <style:text-properties officeooo:rsid="00f30ae5" officeooo:paragraph-rsid="00f30ae5"/>
    </style:style>
    <style:style style:name="P34" style:family="paragraph" style:parent-style-name="Standard">
      <style:paragraph-properties style:line-height-at-least="0.198in"/>
      <style:text-properties fo:color="#d4d4d4" style:font-name="Droid Sans Mono" fo:font-size="10.5pt" fo:font-weight="normal" fo:background-color="#1e1e1e"/>
    </style:style>
    <style:style style:name="P35" style:family="paragraph" style:parent-style-name="Standard">
      <style:text-properties fo:color="#d4d4d4" style:font-name="Droid Sans Mono" fo:font-size="10.5pt" fo:font-weight="normal" officeooo:rsid="00e53316" officeooo:paragraph-rsid="00e53316" fo:background-color="#1e1e1e"/>
    </style:style>
    <style:style style:name="P36" style:family="paragraph" style:parent-style-name="Standard">
      <style:text-properties fo:color="#d4d4d4" style:font-name="Droid Sans Mono" fo:font-size="10.5pt" fo:font-weight="normal" officeooo:rsid="00e5d40e" officeooo:paragraph-rsid="00ebf751" fo:background-color="#1e1e1e"/>
    </style:style>
    <style:style style:name="P37" style:family="paragraph" style:parent-style-name="Standard">
      <style:text-properties fo:color="#d4d4d4" style:font-name="Droid Sans Mono" fo:font-size="10.5pt" fo:font-weight="normal" officeooo:paragraph-rsid="00d71afd" fo:background-color="#1e1e1e"/>
    </style:style>
    <style:style style:name="P38" style:family="paragraph" style:parent-style-name="Standard">
      <style:text-properties fo:color="#d4d4d4" style:font-name="Droid Sans Mono" fo:font-size="10.5pt" fo:font-weight="normal" officeooo:paragraph-rsid="00f11547" fo:background-color="#1e1e1e"/>
    </style:style>
    <style:style style:name="P39" style:family="paragraph" style:parent-style-name="Standard">
      <style:paragraph-properties style:line-height-at-least="0.198in"/>
      <style:text-properties fo:color="#d4d4d4" style:font-name="Droid Sans Mono" fo:font-size="10.5pt" fo:font-weight="normal" officeooo:rsid="00f30ae5" officeooo:paragraph-rsid="00f30ae5" fo:background-color="#1e1e1e"/>
    </style:style>
    <style:style style:name="P40" style:family="paragraph" style:parent-style-name="Standard">
      <style:text-properties officeooo:rsid="00e5d40e" officeooo:paragraph-rsid="00ebf751"/>
    </style:style>
    <style:style style:name="P41" style:family="paragraph" style:parent-style-name="Standard">
      <style:paragraph-properties style:line-height-at-least="0.198in"/>
      <style:text-properties officeooo:rsid="00d6bbbf"/>
    </style:style>
    <style:style style:name="P42" style:family="paragraph" style:parent-style-name="Standard">
      <style:paragraph-properties style:line-height-at-least="0.198in"/>
      <style:text-properties fo:color="#6a9955" style:font-name="Droid Sans Mono" fo:font-size="10.5pt" fo:font-weight="normal" fo:background-color="#1e1e1e"/>
    </style:style>
    <style:style style:name="P43" style:family="paragraph" style:parent-style-name="Standard">
      <style:text-properties fo:color="#6a9955" style:font-name="Droid Sans Mono" fo:font-size="10.5pt" fo:font-weight="normal" officeooo:rsid="00e5d40e" officeooo:paragraph-rsid="00ebf751" fo:background-color="#1e1e1e"/>
    </style:style>
    <style:style style:name="P44" style:family="paragraph" style:parent-style-name="Standard">
      <style:text-properties fo:color="#6a9955" style:font-name="Droid Sans Mono" fo:font-size="10.5pt" fo:font-weight="normal" officeooo:paragraph-rsid="00d71afd" fo:background-color="#1e1e1e"/>
    </style:style>
    <style:style style:name="P45" style:family="paragraph" style:parent-style-name="Text_20_body">
      <style:text-properties officeooo:rsid="00e53316" officeooo:paragraph-rsid="00e53316"/>
    </style:style>
    <style:style style:name="P46" style:family="paragraph" style:parent-style-name="Text_20_body">
      <style:text-properties officeooo:rsid="00e5d40e" officeooo:paragraph-rsid="00e5d40e"/>
    </style:style>
    <style:style style:name="P47" style:family="paragraph" style:parent-style-name="Text_20_body">
      <style:text-properties officeooo:paragraph-rsid="00f14cc8"/>
    </style:style>
    <style:style style:name="P48" style:family="paragraph" style:parent-style-name="Text_20_body">
      <style:text-properties officeooo:rsid="001e224f" officeooo:paragraph-rsid="003724b5"/>
    </style:style>
    <style:style style:name="T1" style:family="text">
      <style:text-properties officeooo:rsid="00146720"/>
    </style:style>
    <style:style style:name="T2" style:family="text">
      <style:text-properties officeooo:rsid="00148d06"/>
    </style:style>
    <style:style style:name="T3" style:family="text">
      <style:text-properties officeooo:rsid="0014bbe7"/>
    </style:style>
    <style:style style:name="T4" style:family="text">
      <style:text-properties officeooo:rsid="001638b9"/>
    </style:style>
    <style:style style:name="T5" style:family="text">
      <style:text-properties officeooo:rsid="00171f83"/>
    </style:style>
    <style:style style:name="T6" style:family="text">
      <style:text-properties officeooo:rsid="00176e10"/>
    </style:style>
    <style:style style:name="T7" style:family="text">
      <style:text-properties officeooo:rsid="00179a2b"/>
    </style:style>
    <style:style style:name="T8" style:family="text">
      <style:text-properties officeooo:rsid="0018ee1d"/>
    </style:style>
    <style:style style:name="T9" style:family="text">
      <style:text-properties officeooo:rsid="001936ed"/>
    </style:style>
    <style:style style:name="T10" style:family="text">
      <style:text-properties officeooo:rsid="001bce81"/>
    </style:style>
    <style:style style:name="T11" style:family="text">
      <style:text-properties officeooo:rsid="001d7e54"/>
    </style:style>
    <style:style style:name="T12" style:family="text">
      <style:text-properties officeooo:rsid="001e57ad"/>
    </style:style>
    <style:style style:name="T13" style:family="text">
      <style:text-properties officeooo:rsid="002132b7"/>
    </style:style>
    <style:style style:name="T14" style:family="text">
      <style:text-properties officeooo:rsid="00215e5a"/>
    </style:style>
    <style:style style:name="T15" style:family="text">
      <style:text-properties officeooo:rsid="00219ef9"/>
    </style:style>
    <style:style style:name="T16" style:family="text">
      <style:text-properties officeooo:rsid="00236c87"/>
    </style:style>
    <style:style style:name="T17" style:family="text">
      <style:text-properties officeooo:rsid="00264348"/>
    </style:style>
    <style:style style:name="T18" style:family="text">
      <style:text-properties officeooo:rsid="0031c6cf"/>
    </style:style>
    <style:style style:name="T19" style:family="text">
      <style:text-properties officeooo:rsid="00329eb8"/>
    </style:style>
    <style:style style:name="T20" style:family="text">
      <style:text-properties officeooo:rsid="0034829a"/>
    </style:style>
    <style:style style:name="T21" style:family="text">
      <style:text-properties officeooo:rsid="00361290"/>
    </style:style>
    <style:style style:name="T22" style:family="text">
      <style:text-properties officeooo:rsid="003724b5"/>
    </style:style>
    <style:style style:name="T23" style:family="text">
      <style:text-properties officeooo:rsid="0037279a"/>
    </style:style>
    <style:style style:name="T24" style:family="text">
      <style:text-properties officeooo:rsid="00399927"/>
    </style:style>
    <style:style style:name="T25" style:family="text">
      <style:text-properties officeooo:rsid="003b43e8"/>
    </style:style>
    <style:style style:name="T26" style:family="text">
      <style:text-properties officeooo:rsid="003b7b2e"/>
    </style:style>
    <style:style style:name="T27" style:family="text">
      <style:text-properties officeooo:rsid="003cfad3"/>
    </style:style>
    <style:style style:name="T28" style:family="text">
      <style:text-properties officeooo:rsid="003d64e9"/>
    </style:style>
    <style:style style:name="T29" style:family="text">
      <style:text-properties officeooo:rsid="003fb6ed"/>
    </style:style>
    <style:style style:name="T30" style:family="text">
      <style:text-properties officeooo:rsid="003fef7e"/>
    </style:style>
    <style:style style:name="T31" style:family="text">
      <style:text-properties officeooo:rsid="0040f1f4"/>
    </style:style>
    <style:style style:name="T32" style:family="text">
      <style:text-properties officeooo:rsid="00420327"/>
    </style:style>
    <style:style style:name="T33" style:family="text">
      <style:text-properties officeooo:rsid="0042303c"/>
    </style:style>
    <style:style style:name="T34" style:family="text">
      <style:text-properties officeooo:rsid="00442de6"/>
    </style:style>
    <style:style style:name="T35" style:family="text">
      <style:text-properties officeooo:rsid="004b41aa"/>
    </style:style>
    <style:style style:name="T36" style:family="text">
      <style:text-properties officeooo:rsid="004d2cfb"/>
    </style:style>
    <style:style style:name="T37" style:family="text">
      <style:text-properties officeooo:rsid="004f26ee"/>
    </style:style>
    <style:style style:name="T38" style:family="text">
      <style:text-properties officeooo:rsid="0050caa1"/>
    </style:style>
    <style:style style:name="T39" style:family="text">
      <style:text-properties officeooo:rsid="0053ea91"/>
    </style:style>
    <style:style style:name="T40" style:family="text">
      <style:text-properties officeooo:rsid="0055c90a"/>
    </style:style>
    <style:style style:name="T41" style:family="text">
      <style:text-properties officeooo:rsid="0059f0a6"/>
    </style:style>
    <style:style style:name="T42" style:family="text">
      <style:text-properties officeooo:rsid="005ce31c"/>
    </style:style>
    <style:style style:name="T43" style:family="text">
      <style:text-properties officeooo:rsid="005f4db0"/>
    </style:style>
    <style:style style:name="T44" style:family="text">
      <style:text-properties officeooo:rsid="006044ce"/>
    </style:style>
    <style:style style:name="T45" style:family="text">
      <style:text-properties officeooo:rsid="0060ded3"/>
    </style:style>
    <style:style style:name="T46" style:family="text">
      <style:text-properties officeooo:rsid="00681b07"/>
    </style:style>
    <style:style style:name="T47" style:family="text">
      <style:text-properties officeooo:rsid="0069bebd"/>
    </style:style>
    <style:style style:name="T48" style:family="text">
      <style:text-properties officeooo:rsid="006a72b4"/>
    </style:style>
    <style:style style:name="T49" style:family="text">
      <style:text-properties officeooo:rsid="006c2d18"/>
    </style:style>
    <style:style style:name="T50" style:family="text">
      <style:text-properties officeooo:rsid="006daf65"/>
    </style:style>
    <style:style style:name="T51" style:family="text">
      <style:text-properties officeooo:rsid="006ff1da"/>
    </style:style>
    <style:style style:name="T52" style:family="text">
      <style:text-properties officeooo:rsid="00726edc"/>
    </style:style>
    <style:style style:name="T53" style:family="text">
      <style:text-properties officeooo:rsid="00752fe4"/>
    </style:style>
    <style:style style:name="T54" style:family="text">
      <style:text-properties officeooo:rsid="00756ebb"/>
    </style:style>
    <style:style style:name="T55" style:family="text">
      <style:text-properties officeooo:rsid="00768278"/>
    </style:style>
    <style:style style:name="T56" style:family="text">
      <style:text-properties officeooo:rsid="007eb3a1"/>
    </style:style>
    <style:style style:name="T57" style:family="text">
      <style:text-properties officeooo:rsid="00804ff4"/>
    </style:style>
    <style:style style:name="T58" style:family="text">
      <style:text-properties officeooo:rsid="0080f97d"/>
    </style:style>
    <style:style style:name="T59" style:family="text">
      <style:text-properties officeooo:rsid="00842c18"/>
    </style:style>
    <style:style style:name="T60" style:family="text">
      <style:text-properties officeooo:rsid="0085344c"/>
    </style:style>
    <style:style style:name="T61" style:family="text">
      <style:text-properties officeooo:rsid="00861ae9"/>
    </style:style>
    <style:style style:name="T62" style:family="text">
      <style:text-properties officeooo:rsid="0086bb1c"/>
    </style:style>
    <style:style style:name="T63" style:family="text">
      <style:text-properties officeooo:rsid="0087c137"/>
    </style:style>
    <style:style style:name="T64" style:family="text">
      <style:text-properties officeooo:rsid="0089278a"/>
    </style:style>
    <style:style style:name="T65" style:family="text">
      <style:text-properties officeooo:rsid="008ab1a9"/>
    </style:style>
    <style:style style:name="T66" style:family="text">
      <style:text-properties officeooo:rsid="008c9f41"/>
    </style:style>
    <style:style style:name="T67" style:family="text">
      <style:text-properties officeooo:rsid="008d5c33"/>
    </style:style>
    <style:style style:name="T68" style:family="text">
      <style:text-properties officeooo:rsid="008eba1f"/>
    </style:style>
    <style:style style:name="T69" style:family="text">
      <style:text-properties officeooo:rsid="008f36a0"/>
    </style:style>
    <style:style style:name="T70" style:family="text">
      <style:text-properties officeooo:rsid="0090a785"/>
    </style:style>
    <style:style style:name="T71" style:family="text">
      <style:text-properties officeooo:rsid="0096d535"/>
    </style:style>
    <style:style style:name="T72" style:family="text">
      <style:text-properties officeooo:rsid="0097f2dd"/>
    </style:style>
    <style:style style:name="T73" style:family="text">
      <style:text-properties officeooo:rsid="0099fc3b"/>
    </style:style>
    <style:style style:name="T74" style:family="text">
      <style:text-properties officeooo:rsid="009af93a"/>
    </style:style>
    <style:style style:name="T75" style:family="text">
      <style:text-properties officeooo:rsid="009de836"/>
    </style:style>
    <style:style style:name="T76" style:family="text">
      <style:text-properties officeooo:rsid="009fe384"/>
    </style:style>
    <style:style style:name="T77" style:family="text">
      <style:text-properties officeooo:rsid="00a09504"/>
    </style:style>
    <style:style style:name="T78" style:family="text">
      <style:text-properties officeooo:rsid="00a0e2c7"/>
    </style:style>
    <style:style style:name="T79" style:family="text">
      <style:text-properties officeooo:rsid="00a38c62"/>
    </style:style>
    <style:style style:name="T80" style:family="text">
      <style:text-properties officeooo:rsid="00a4c6c3"/>
    </style:style>
    <style:style style:name="T81" style:family="text">
      <style:text-properties officeooo:rsid="00a4de53"/>
    </style:style>
    <style:style style:name="T82" style:family="text">
      <style:text-properties officeooo:rsid="00a68db9"/>
    </style:style>
    <style:style style:name="T83" style:family="text">
      <style:text-properties officeooo:rsid="00a86966"/>
    </style:style>
    <style:style style:name="T84" style:family="text">
      <style:text-properties officeooo:rsid="00aa21c3"/>
    </style:style>
    <style:style style:name="T85" style:family="text">
      <style:text-properties officeooo:rsid="00aa7d85"/>
    </style:style>
    <style:style style:name="T86" style:family="text">
      <style:text-properties officeooo:rsid="00ab6931"/>
    </style:style>
    <style:style style:name="T87" style:family="text">
      <style:text-properties officeooo:rsid="00ab9187"/>
    </style:style>
    <style:style style:name="T88" style:family="text">
      <style:text-properties officeooo:rsid="00abb776"/>
    </style:style>
    <style:style style:name="T89" style:family="text">
      <style:text-properties officeooo:rsid="00ad0112"/>
    </style:style>
    <style:style style:name="T90" style:family="text">
      <style:text-properties officeooo:rsid="00ada2e5"/>
    </style:style>
    <style:style style:name="T91" style:family="text">
      <style:text-properties officeooo:rsid="00af60da"/>
    </style:style>
    <style:style style:name="T92" style:family="text">
      <style:text-properties officeooo:rsid="00b0fcbf"/>
    </style:style>
    <style:style style:name="T93" style:family="text">
      <style:text-properties officeooo:rsid="00b43e3a"/>
    </style:style>
    <style:style style:name="T94" style:family="text">
      <style:text-properties officeooo:rsid="00b61863"/>
    </style:style>
    <style:style style:name="T95" style:family="text">
      <style:text-properties officeooo:rsid="00b7d7b6"/>
    </style:style>
    <style:style style:name="T96" style:family="text">
      <style:text-properties officeooo:rsid="00ba666e"/>
    </style:style>
    <style:style style:name="T97" style:family="text">
      <style:text-properties officeooo:rsid="00ba7ba8"/>
    </style:style>
    <style:style style:name="T98" style:family="text">
      <style:text-properties officeooo:rsid="00bb8728"/>
    </style:style>
    <style:style style:name="T99" style:family="text">
      <style:text-properties officeooo:rsid="00bd77f2"/>
    </style:style>
    <style:style style:name="T100" style:family="text">
      <style:text-properties officeooo:rsid="00bd8143"/>
    </style:style>
    <style:style style:name="T101" style:family="text">
      <style:text-properties officeooo:rsid="00be6283"/>
    </style:style>
    <style:style style:name="T102" style:family="text">
      <style:text-properties officeooo:rsid="00bf2102"/>
    </style:style>
    <style:style style:name="T103" style:family="text">
      <style:text-properties officeooo:rsid="00c4eb7e"/>
    </style:style>
    <style:style style:name="T104" style:family="text">
      <style:text-properties officeooo:rsid="00c88823"/>
    </style:style>
    <style:style style:name="T105" style:family="text">
      <style:text-properties officeooo:rsid="00c997b0"/>
    </style:style>
    <style:style style:name="T106" style:family="text">
      <style:text-properties officeooo:rsid="00cb4761"/>
    </style:style>
    <style:style style:name="T107" style:family="text">
      <style:text-properties officeooo:rsid="00cc0f7c"/>
    </style:style>
    <style:style style:name="T108" style:family="text">
      <style:text-properties officeooo:rsid="00cd5d72"/>
    </style:style>
    <style:style style:name="T109" style:family="text">
      <style:text-properties officeooo:rsid="00cf0626"/>
    </style:style>
    <style:style style:name="T110" style:family="text">
      <style:text-properties officeooo:rsid="00d27388"/>
    </style:style>
    <style:style style:name="T111" style:family="text">
      <style:text-properties officeooo:rsid="00d4634d"/>
    </style:style>
    <style:style style:name="T112" style:family="text">
      <style:text-properties officeooo:rsid="00d71afd"/>
    </style:style>
    <style:style style:name="T113" style:family="text">
      <style:text-properties fo:color="#9cdcfe"/>
    </style:style>
    <style:style style:name="T114" style:family="text">
      <style:text-properties fo:color="#4ec9b0"/>
    </style:style>
    <style:style style:name="T115" style:family="text">
      <style:text-properties fo:color="#4ec9b0" officeooo:rsid="00d71afd"/>
    </style:style>
    <style:style style:name="T116" style:family="text">
      <style:text-properties fo:color="#569cd6"/>
    </style:style>
    <style:style style:name="T117" style:family="text">
      <style:text-properties fo:color="#ce9178"/>
    </style:style>
    <style:style style:name="T118" style:family="text">
      <style:text-properties fo:color="#ce9178" officeooo:rsid="00d90db2"/>
    </style:style>
    <style:style style:name="T119" style:family="text">
      <style:text-properties officeooo:rsid="00d90db2"/>
    </style:style>
    <style:style style:name="T120" style:family="text">
      <style:text-properties officeooo:rsid="00dc19a5"/>
    </style:style>
    <style:style style:name="T121" style:family="text">
      <style:text-properties fo:color="#b5cea8"/>
    </style:style>
    <style:style style:name="T122" style:family="text">
      <style:text-properties fo:color="#dcdcaa"/>
    </style:style>
    <style:style style:name="T123" style:family="text">
      <style:text-properties officeooo:rsid="00e403a5"/>
    </style:style>
    <style:style style:name="T124" style:family="text">
      <style:text-properties officeooo:rsid="00e53316"/>
    </style:style>
    <style:style style:name="T125" style:family="text">
      <style:text-properties fo:color="#c586c0"/>
    </style:style>
    <style:style style:name="T126" style:family="text">
      <style:text-properties officeooo:rsid="00ebf751"/>
    </style:style>
    <style:style style:name="T127" style:family="text">
      <style:text-properties officeooo:rsid="00ed32fb"/>
    </style:style>
    <style:style style:name="T128" style:family="text">
      <style:text-properties officeooo:rsid="00ee4efa"/>
    </style:style>
    <style:style style:name="T129" style:family="text">
      <style:text-properties fo:color="#d7ba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Main Scenario</text:h>
      <text:p text:style-name="P1">A shop keeper needs a digital system which implements its real world scenario. <text:s/><text:span text:style-name="T5">S</text:span><text:span text:style-name="T1">hop keeper purchases products and </text:span><text:span text:style-name="T7">record</text:span><text:span text:style-name="T1"> their purchasing price </text:span><text:span text:style-name="T6">for selling </text:span><text:span text:style-name="T7">purposes</text:span><text:span text:style-name="T1"> </text:span><text:span text:style-name="T2">and add those purchases to his inventory </text:span><text:span text:style-name="T1"><text:s/>. </text:span><text:span text:style-name="T8">S</text:span><text:span text:style-name="T2">hop </text:span><text:span text:style-name="T3">keeper sales his product at bargain rate </text:span><text:span text:style-name="T9">and record the selling price</text:span><text:span text:style-name="T3"> . He also sales software online . <text:s/></text:span><text:span text:style-name="T38">He maintain accounts of customers and of his shops to keep track of sales on account or purchase on account </text:span><text:span text:style-name="T3"><text:s/>.</text:span><text:span text:style-name="T4">After doing all these he also hire an accountant who calculate his net profit and loss of a defined time period . He ask his accountant to calculate his profit and loss at a random interval of his own wish . <text:s/></text:span></text:p>
      <text:h text:style-name="P21" text:outline-level="2">USE CASES (brief) </text:h>
      <text:p text:style-name="P2">Terse one paragraph description of who does what to get what</text:p>
      <text:h text:style-name="P22" text:outline-level="3">Purchase</text:h>
      <text:p text:style-name="P12">Any item that sales man purchase it record it’s item name,<text:span text:style-name="T10"> its</text:span> number , price of <text:span text:style-name="T46">amount</text:span><text:span text:style-name="T12"> of</text:span> items purchases , <text:span text:style-name="T18"><text:s/>purchasing date </text:span><text:span text:style-name="T37">time</text:span><text:span text:style-name="T18"> </text:span>, unit price, <text:span text:style-name="T96">the liquid aced account name from which is responsible for this purchase</text:span> <text:span text:style-name="T71">and its product type weather it is renewable product or not</text:span> <text:span text:style-name="T72">(renewable means product can be sell again ,and again until that product removed)</text:span> . <text:span text:style-name="T46">To add purchases this model needs item name, amount ,</text:span><text:span text:style-name="T73">type of product</text:span><text:span text:style-name="T46">,</text:span><text:span text:style-name="T97">liquid aced account name</text:span><text:span text:style-name="T46">,and total price rest is calculated by this model</text:span><text:span text:style-name="T74">(unit price)</text:span><text:span text:style-name="T46"> </text:span><text:span text:style-name="T64">and also add the purchases in inventory </text:span><text:span text:style-name="T98">if liquid aced account can pay the price </text:span><text:span text:style-name="T100">and subtract the it from that account </text:span><text:span text:style-name="T98"><text:s/></text:span><text:span text:style-name="T64"><text:s/>.</text:span> <text:span text:style-name="T35">Sales man can also remove the the purchases in the case of purchase return to remove the item it take input of date and time,product name, and purchase return </text:span><text:span text:style-name="T64">amount</text:span><text:span text:style-name="T35"> if the information is valid </text:span><text:span text:style-name="T64">which means the amount of purchase return should be smaller or equal to the amount recorded in inventory in purchases records</text:span><text:span text:style-name="T35"> than take the unit price and record the information with negative </text:span><text:span text:style-name="T64">amount of purchase</text:span><text:span text:style-name="T35"> <text:s/></text:span><text:span text:style-name="T62">and it’s whole price is also calculated by multiplying it with unit_price</text:span><text:span text:style-name="T35"> . </text:span><text:span text:style-name="T99">U</text:span><text:span text:style-name="T65">pdate the inventory record</text:span><text:span text:style-name="T35"> </text:span><text:span text:style-name="T99">and subtracting the amount of purchase return and also the liquid aced account by adding the whole purchase price of the purchase return <text:s/></text:span><text:span text:style-name="T35"><text:s/>. </text:span><text:span text:style-name="T39">Sales man can also see his purchases . </text:span><text:span text:style-name="T47">To see his purchases </text:span><text:span text:style-name="T48">by</text:span><text:span text:style-name="T47"> item name </text:span><text:span text:style-name="T48">by date time or every thing</text:span><text:span text:style-name="T47"> </text:span></text:p>
      <text:p text:style-name="P12"/>
      <text:h text:style-name="Heading_20_3" text:outline-level="3"><text:span text:style-name="T112">a</text:span>dd_purchases <text:s text:c="8"/></text:h>
      <text:p text:style-name="P13">Parameters:</text:p>
      <text:p text:style-name="P16"><text:span text:style-name="T113">account_name</text:span>:<text:span text:style-name="T114">str</text:span><text:span text:style-name="T115">ing</text:span>,<text:span text:style-name="T113">item_name</text:span>:<text:span text:style-name="T114">str</text:span><text:span text:style-name="T115">ing</text:span>,<text:span text:style-name="T113">amount</text:span>:<text:span text:style-name="T114">int</text:span>,<text:span text:style-name="T113">purchase_price</text:span>:<text:span text:style-name="T114">int</text:span>,<text:span text:style-name="T113">type_of_sale</text:span>:<text:span text:style-name="T114">int</text:span>,</text:p>
      <text:p text:style-name="P15"><text:span text:style-name="T113">on_account</text:span>:on_account_<text:span text:style-name="T112">instance</text:span>,<text:span text:style-name="T113">liquid_aced</text:span>:liquid_aced_<text:span text:style-name="T112">instance</text:span>, <text:s/><text:span text:style-name="T113">inventory</text:span>:inventory_<text:span text:style-name="T112">instance</text:span></text:p>
      <text:p text:style-name="P14">working:</text:p>
      <text:p text:style-name="P44"><text:span text:style-name="T118">#calculating unit price of a product that is beign purchase</text:span></text:p>
      <text:p text:style-name="P15">unit_price = purchase_price/amount</text:p>
      <text:p text:style-name="P42"># date on which this purchase is recorded</text:p>
      <text:p text:style-name="P15">dat = datetime.now()</text:p>
      <text:p text:style-name="P42"># format of date</text:p>
      <text:p text:style-name="P15">date_time = <text:span text:style-name="T116">f</text:span><text:span text:style-name="T117">"</text:span><text:span text:style-name="T116">{</text:span>dat.year<text:span text:style-name="T116">}</text:span><text:span text:style-name="T117">-</text:span><text:span text:style-name="T116">{</text:span>dat.month<text:span text:style-name="T116">}</text:span><text:span text:style-name="T117">-</text:span><text:span text:style-name="T116">{</text:span>dat.day<text:span text:style-name="T116">}</text:span><text:span text:style-name="T117"> </text:span><text:span text:style-name="T116">{</text:span>dat.hour<text:span text:style-name="T116">}</text:span><text:span text:style-name="T117">:</text:span><text:span text:style-name="T116">{</text:span>dat.minute<text:span text:style-name="T116">}</text:span><text:span text:style-name="T117">:</text:span><text:span text:style-name="T116">{</text:span>dat.second<text:span text:style-name="T116">}</text:span><text:span text:style-name="T117">"</text:span></text:p>
      <text:p text:style-name="P42"># remove price from the liquid_aced account which is used to buy these purchases</text:p>
      <text:p text:style-name="P15"><text:soft-page-break/>liquid_aced.remove_amount(account_name,purchase_price,on_account)</text:p>
      <text:p text:style-name="P42"># store record in it self</text:p>
      <text:p text:style-name="P15"><text:span text:style-name="T116">self</text:span>.add_record(item_name,amount,purchase_price,unit_price,date_time,account_name)</text:p>
      <text:p text:style-name="P42"># add purchases in inventory stock</text:p>
      <text:p text:style-name="P15">inventory.add_stock(unit_price,item_name,amount,type_of_sale)</text:p>
      <text:p text:style-name="P15"/>
      <text:p text:style-name="P37"><text:span text:style-name="T118"/></text:p>
      <text:h text:style-name="P23" text:outline-level="3">sequence</text:h>
      <text:p text:style-name="P19">sms = shope_managment_system(<text:span text:style-name="T117">"my shop"</text:span>) <text:span text:style-name="T120">creating shop management system object</text:span></text:p>
      <text:p text:style-name="P15">sms.add_liquid_aced_account(<text:span text:style-name="T117">"cash"</text:span>,<text:span text:style-name="T121">100000</text:span>) <text:span text:style-name="T120">making liquid aced account</text:span></text:p>
      <text:p text:style-name="P15">sms.purchase(<text:span text:style-name="T117">"cash"</text:span>,<text:span text:style-name="T117">"laptop"</text:span>,<text:span text:style-name="T121">3</text:span>,<text:span text:style-name="T121">3000</text:span>,<text:span text:style-name="T121">1</text:span>) <text:span text:style-name="T120">purchasing laptops on cash account</text:span></text:p>
      <text:p text:style-name="P15"><text:span text:style-name="T122">print</text:span>(sms.show_liquid_aced_by_name(<text:span text:style-name="T117">"cash"</text:span>)) <text:span text:style-name="T120">showing cash account</text:span></text:p>
      <text:p text:style-name="P15"><text:span text:style-name="T122">print</text:span>(sms.show_purchase_by_name(<text:span text:style-name="T117">"laptop"</text:span>)) <text:span text:style-name="T120">showing purchases</text:span></text:p>
      <text:p text:style-name="P15"><text:span text:style-name="T122">print</text:span>(sms.show_inventory_by_name(<text:span text:style-name="T117">"laptop"</text:span>)) <text:span text:style-name="T120">showing inventory</text:span></text:p>
      <text:p text:style-name="P39"/>
      <text:h text:style-name="P33" text:outline-level="3">output</text:h>
      <text:p text:style-name="P15">liquid aced :</text:p>
      <text:p text:style-name="P15"><text:s/>{'name': 'cash', 'amount': 97000}</text:p>
      <text:p text:style-name="P15">purchases </text:p>
      <text:p text:style-name="P15"><text:s/>[{'name': 'laptop', 'amount': 3, 'purchase_price': 3000, 'account_name': 'cash', 'unit_price': 1000.0, 'date': '2021-1-30 21:42:42'}]</text:p>
      <text:p text:style-name="P15">inventory :</text:p>
      <text:p text:style-name="P15"><text:s/>[{'id': 0, 'name': 'laptop', 'unit_price': 1000.0, 'amount': 3, 'type': 1}]</text:p>
      <text:h text:style-name="P24" text:outline-level="3">remove_purchases:</text:h>
      <text:p text:style-name="P45">Parameters:</text:p>
      <text:p text:style-name="P35"><text:span text:style-name="T113">item_name</text:span>:<text:span text:style-name="T114">string</text:span>,<text:span text:style-name="T113">date_time</text:span>:<text:span text:style-name="T114">string</text:span>,<text:span text:style-name="T113">amount</text:span>:<text:span text:style-name="T114">int</text:span>,</text:p>
      <text:p text:style-name="P15"><text:span text:style-name="T113">on_account</text:span>:on_account <text:span text:style-name="T124">instant</text:span>,<text:span text:style-name="T113">liquid_aced</text:span>:liquid_aced <text:span text:style-name="T124">instance</text:span>, <text:span text:style-name="T113">inventory</text:span>:inventory <text:span text:style-name="T124">instance</text:span></text:p>
      <text:p text:style-name="P46">working:</text:p>
      <text:p text:style-name="P43">#search record by using item name date time as a primary key</text:p>
      <text:p text:style-name="P15">record = <text:span text:style-name="T116">self</text:span>.search_by_name_and_date_time(item_name,date_time)</text:p>
      <text:p text:style-name="P42"># verify if record exist or not</text:p>
      <text:p text:style-name="P15"><text:span text:style-name="T125">if</text:span> record:</text:p>
      <text:p text:style-name="P42"># verify the amount that is going to be returned </text:p>
      <text:p text:style-name="P15"><text:span text:style-name="T125">if</text:span> record[<text:span text:style-name="T117">'amount'</text:span>] &gt;= amount:</text:p>
      <text:p text:style-name="P42"># calculate the total price of purchase return</text:p>
      <text:p text:style-name="P15">purchase_price = amount*record[<text:span text:style-name="T117">'unit_price'</text:span>] </text:p>
      <text:p text:style-name="P42"># minus sign indicate that this amount is removed from the purchases </text:p>
      <text:p text:style-name="P15">amount = -<text:span text:style-name="T121">1</text:span>*amount</text:p>
      <text:p text:style-name="P42"># date and time of the moment of purchase return recorded</text:p>
      <text:p text:style-name="P15">dat = datetime.now()</text:p>
      <text:p text:style-name="P15">date_time = <text:span text:style-name="T116">f</text:span><text:span text:style-name="T117">"</text:span><text:span text:style-name="T116">{</text:span>dat.year<text:span text:style-name="T116">}</text:span><text:span text:style-name="T117">-</text:span><text:span text:style-name="T116">{</text:span>dat.month<text:span text:style-name="T116">}</text:span><text:span text:style-name="T117">-</text:span><text:span text:style-name="T116">{</text:span>dat.day<text:span text:style-name="T116">}</text:span><text:span text:style-name="T117"> </text:span><text:span text:style-name="T116">{</text:span>dat.hour<text:span text:style-name="T116">}</text:span><text:span text:style-name="T117">:</text:span><text:span text:style-name="T116">{</text:span>dat.minute<text:span text:style-name="T116">}</text:span><text:span text:style-name="T117">:</text:span><text:span text:style-name="T116">{</text:span>dat.second<text:span text:style-name="T116">}</text:span><text:span text:style-name="T117">"</text:span></text:p>
      <text:p text:style-name="P42"># add amount to the aced account which use to buy the purchases</text:p>
      <text:p text:style-name="P15">liquid_aced.add_amount(record[<text:span text:style-name="T117">'account_name'</text:span>],purchase_price,on_account)</text:p>
      <text:p text:style-name="P42"># remove stock from the inventory it also validate amount weather it can be return</text:p>
      <text:p text:style-name="P42"># or not</text:p>
      <text:p text:style-name="P15">inventory.remove_stock(item_name,record[<text:span text:style-name="T117">'unit_price'</text:span>],-<text:span text:style-name="T121">1</text:span>*amount)</text:p>
      <text:p text:style-name="P42"><text:soft-page-break/></text:p>
      <text:p text:style-name="P42"/>
      <text:p text:style-name="P42"># store record in purchase model or in it self</text:p>
      <text:p text:style-name="P15"><text:span text:style-name="T116">self</text:span>.add_record(item_name,amount,purchase_price,</text:p>
      <text:p text:style-name="P15">record[<text:span text:style-name="T117">'unit_price'</text:span>],date_time,record[<text:span text:style-name="T117">'account_name'</text:span>])</text:p>
      <text:p text:style-name="P15"><text:span text:style-name="T125">else</text:span>: </text:p>
      <text:p text:style-name="P15"><text:span text:style-name="T125">raise</text:span> shope_managment_system_exception(amount+<text:span text:style-name="T117">" this number of products cannot be removed "</text:span>)</text:p>
      <text:p text:style-name="P15"><text:span text:style-name="T125">else</text:span>:</text:p>
      <text:p text:style-name="P15"><text:span text:style-name="T125">raise</text:span> shope_managment_system_exception(<text:span text:style-name="T117">" product with "</text:span>+item_name+<text:span text:style-name="T117">" and date time "</text:span>+date_time+<text:span text:style-name="T117">" not exist"</text:span>) </text:p>
      <text:p text:style-name="P40"/>
      <text:h text:style-name="P31" text:outline-level="3">sequence</text:h>
      <text:p text:style-name="P38">sms = shope_managment_system(<text:span text:style-name="T117">"my shop"</text:span>)</text:p>
      <text:p text:style-name="P15">sms.add_liquid_aced_account(<text:span text:style-name="T117">"cash"</text:span>,<text:span text:style-name="T121">100000</text:span>)</text:p>
      <text:p text:style-name="P15">sms.purchase(<text:span text:style-name="T117">"cash"</text:span>,<text:span text:style-name="T117">"laptop"</text:span>,<text:span text:style-name="T121">3</text:span>,<text:span text:style-name="T121">3000</text:span>,<text:span text:style-name="T121">1</text:span>)</text:p>
      <text:p text:style-name="P42">#date time of date at purchase 0</text:p>
      <text:p text:style-name="P15">date_time = sms.show_purchase_by_name(<text:span text:style-name="T117">"laptop"</text:span>)[<text:span text:style-name="T121">0</text:span>][<text:span text:style-name="T117">'date'</text:span>]</text:p>
      <text:p text:style-name="P15">sms.purchase_return(<text:span text:style-name="T117">'laptop'</text:span>,date_time,<text:span text:style-name="T121">2</text:span>)</text:p>
      <text:p text:style-name="P15"><text:span text:style-name="T122">print</text:span>(<text:span text:style-name="T117">"liquid aced :</text:span><text:span text:style-name="T129">\n</text:span><text:span text:style-name="T117">"</text:span>,sms.show_liquid_aced_by_name(<text:span text:style-name="T117">"cash"</text:span>))</text:p>
      <text:p text:style-name="P15"><text:span text:style-name="T122">print</text:span>(<text:span text:style-name="T117">"purchases </text:span><text:span text:style-name="T129">\n</text:span><text:span text:style-name="T117">"</text:span>,sms.show_purchase_by_name(<text:span text:style-name="T117">"laptop"</text:span>))</text:p>
      <text:p text:style-name="P15"><text:span text:style-name="T122">print</text:span>(<text:span text:style-name="T117">"inventory :</text:span><text:span text:style-name="T129">\n</text:span><text:span text:style-name="T117">"</text:span>,sms.show_inventory_by_name(<text:span text:style-name="T117">"laptop"</text:span>))</text:p>
      <text:p text:style-name="P15"/>
      <text:h text:style-name="P32" text:outline-level="3">output:</text:h>
      <text:p text:style-name="P47">liquid aced :</text:p>
      <text:p text:style-name="P47"><text:s/>{'name': 'cash', 'amount': 97000}</text:p>
      <text:p text:style-name="P47">liquid aced :</text:p>
      <text:p text:style-name="P47"><text:s/>{'name': 'cash', 'amount': 99000.0}</text:p>
      <text:p text:style-name="P47">purchases </text:p>
      <text:p text:style-name="P47"><text:s/>[{'name': 'laptop', 'amount': 3, 'purchase_price': 3000, 'account_name': 'cash', 'unit_price': 1000.0, 'date': '2021-1-30 23:20:15'}, {'name': 'laptop', 'amount': -2, 'purchase_price': 2000.0, 'account_name': 'cash', 'unit_price': 1000.0, 'date': '2021-1-30 23:20:15'}]</text:p>
      <text:p text:style-name="P47">inventory :</text:p>
      <text:p text:style-name="P47"><text:s/>[{'id': 0, 'name': 'laptop', 'unit_price': 1000.0, 'amount': 1, 'type': 1}]</text:p>
      <text:h text:style-name="P31" text:outline-level="3"><text:s/></text:h>
      <text:p text:style-name="P41"/>
      <text:h text:style-name="Heading_20_3" text:outline-level="3"><text:s text:c="2"/><text:span text:style-name="T11">Inventor</text:span><text:span text:style-name="T52">y</text:span></text:h>
      <text:p text:style-name="P8">Inventory model <text:span text:style-name="T76">deals with</text:span> t<text:span text:style-name="T75">wo</text:span> types <text:span text:style-name="T75">of product for sale</text:span> renewable(software,services,etc),no<text:span text:style-name="T76">n</text:span> renewable(hard product like laptop,jam ,etc) product </text:p>
      <text:p text:style-name="P7"><text:span text:style-name="T19">This model </text:span><text:span text:style-name="T21">record</text:span><text:span text:style-name="T20"> products with their </text:span><text:span text:style-name="T22">unit</text:span><text:span text:style-name="T20"> price(from purchase model) their names ,</text:span><text:span text:style-name="T51"> generate id of each unique record ,</text:span><text:span text:style-name="T77">it type</text:span><text:span text:style-name="T51"> </text:span><text:span text:style-name="T56">and its initial amount </text:span><text:span text:style-name="T77">of product</text:span><text:span text:style-name="T19"> </text:span><text:span text:style-name="T14">. </text:span><text:span text:style-name="T20">It can add products <text:s/>or remove a </text:span><text:soft-page-break/><text:span text:style-name="T20">product. To add a </text:span><text:span text:style-name="T86">stock</text:span><text:span text:style-name="T20"> it require its name and unit price(from purchase model),</text:span><text:span text:style-name="T78">it type</text:span><text:span text:style-name="T20"> and number if products </text:span><text:span text:style-name="T104">type,</text:span><text:span text:style-name="T20">name and unit price already exist than it add its number in </text:span><text:span text:style-name="T57">record’s amount</text:span><text:span text:style-name="T20"> else it create new record </text:span><text:span text:style-name="T40">and store complete info</text:span><text:span text:style-name="T20">. To remove the </text:span><text:span text:style-name="T86">stock</text:span><text:span text:style-name="T20"> sales man must provide the </text:span><text:span text:style-name="T49">item’s</text:span><text:span text:style-name="T20"> recorded name </text:span><text:span text:style-name="T104">type</text:span><text:span text:style-name="T20">,unit price and number of product removed which should be less than or equal to the recorded </text:span><text:span text:style-name="T58">amount of product</text:span><text:span text:style-name="T14"> .</text:span><text:span text:style-name="T15">The inventory should also tell its entire worth for accountant </text:span><text:span text:style-name="T16"><text:s/>. </text:span><text:span text:style-name="T50">sales man should provide item name to search a particular item and it should also provide return every thing in inventory <text:s/></text:span><text:span text:style-name="T23"><text:s/></text:span></text:p>
      <text:p text:style-name="P7"/>
      <text:p text:style-name="P7"/>
      <text:p text:style-name="P7"/>
      <text:h text:style-name="Heading_20_3" text:outline-level="3"><text:span text:style-name="T16"><text:s/></text:span><text:span text:style-name="T13"><text:s text:c="2"/></text:span><text:span text:style-name="T17">Sales</text:span></text:h>
      <text:p text:style-name="P9">This model record inventory record’s <text:span text:style-name="T53">id </text:span><text:s/>,s<text:span text:style-name="T41">el</text:span>ling date<text:span text:style-name="T24"> time</text:span>, <text:span text:style-name="T54">whole sale</text:span> price,<text:span text:style-name="T101">liquid account name in which whole sale price is transfer</text:span> and number of product sale <text:s/>. <text:span text:style-name="T55">To add the sales sales man should provide the item name and unit price </text:span><text:span text:style-name="T59">for</text:span><text:span text:style-name="T55"> inventory id ,</text:span><text:span text:style-name="T60"> the amount of unit sold whole sale price,</text:span><text:span text:style-name="T101">liquid aced account</text:span><text:span text:style-name="T60"> </text:span><text:span text:style-name="T66">and calculate the unit_sale price</text:span><text:span text:style-name="T60"> </text:span><text:span text:style-name="T79">if the product type is non renewable than its amount </text:span><text:span text:style-name="T80">remove from the inventory </text:span><text:span text:style-name="T81">record</text:span><text:span text:style-name="T79"> ,</text:span><text:span text:style-name="T101">and add whole sale price to the liquid aced account </text:span><text:span text:style-name="T55">. </text:span><text:span text:style-name="T24">Sales man should also able to remove the sales in case of sales return. To remove the sales sales man must provide product name, date</text:span><text:span text:style-name="T25"> time of sale</text:span><text:span text:style-name="T24"> , </text:span><text:span text:style-name="T25">and numbers of sales return which should be less than recorded number </text:span><text:span text:style-name="T67">in sales record</text:span><text:span text:style-name="T25"> </text:span><text:span text:style-name="T36">and record them with negative </text:span><text:span text:style-name="T61">amount</text:span><text:span text:style-name="T36"> </text:span><text:span text:style-name="T62">and it’s whole </text:span><text:span text:style-name="T63">sale</text:span><text:span text:style-name="T62"> price is also calculated by multiplying it with unit_price</text:span><text:span text:style-name="T35"> </text:span><text:span text:style-name="T63">of item </text:span><text:span text:style-name="T68">and update the inventory by adding the sales return </text:span><text:span text:style-name="T82">in non renewable type product </text:span><text:span text:style-name="T102">and subtract whole sale with the liquid aced account</text:span><text:span text:style-name="T63"> </text:span><text:span text:style-name="T25">. </text:span><text:span text:style-name="T26">It should</text:span><text:span text:style-name="T23"> </text:span><text:span text:style-name="T53">be able to search the sales by the item name and he should see the entire sales</text:span><text:span text:style-name="T26"> </text:span><text:span text:style-name="T23">. </text:span><text:span text:style-name="T26">For accountant it provide total sale worth</text:span></text:p>
      <text:h text:style-name="P25" text:outline-level="3"><text:span text:style-name="T92">Liquid </text:span><text:span text:style-name="T84">aced</text:span> of <text:span text:style-name="T83">business</text:span> </text:h>
      <text:p text:style-name="P10">This model record the liquid aced<text:span text:style-name="T93">(money,bank account etc)</text:span> of bu<text:span text:style-name="T85">siness to a</text:span><text:span text:style-name="T94">dd a</text:span><text:span text:style-name="T85"> new aced it need its name and amount . Name of each aced must be unique . If name is already exist than add its amount else make a new record . In case of remove it require the name of aced and remove the amount mentioned and result should be greater or equal to zero . </text:span><text:span text:style-name="T94">These type of aced are used by sales and purchase model,</text:span><text:span text:style-name="T103">on account. </text:span><text:span text:style-name="T105">In case of purchase if account exist in this model than add the price on that account if not exist than make a new account on on_account model with the business name which will record the business liability . Similarly it if remove called by purchase method and account doesn’t exist than it remove the account on on_account model . </text:span><text:span text:style-name="T106">Similar things goes for sale model but the name of customer account is recorded which indicate the aced of the buisness</text:span><text:span text:style-name="T105"> </text:span></text:p>
      <text:h text:style-name="P26" text:outline-level="3">Other aced of business</text:h>
      <text:p text:style-name="P11">This model is store aced of business (building,sofa etc) other than business aced it also perform the same like liquid aced model but it is used by expanse model</text:p>
      <text:h text:style-name="P27" text:outline-level="3">On Account</text:h>
      <text:p text:style-name="P4">This model deals with all the liabilities and loans of the shop it record account name and <text:s text:c="7"/>“<text:span text:style-name="T70">a</text:span>mount payed" and <text:s/>“amount have to pay “ <text:span text:style-name="T70">and date of account created </text:span><text:s/><text:span text:style-name="T28">it record accounts of both </text:span><text:soft-page-break/><text:span text:style-name="T28">sales man and customers </text:span><text:span text:style-name="T70"><text:s/>.</text:span><text:span text:style-name="T28"> </text:span><text:span text:style-name="T31">Sale man should also add amount in “payed” ,</text:span><text:span text:style-name="T108">and “have to pay” of a account </text:span><text:span text:style-name="T31">when both “payed” and “have to pay” are equal </text:span><text:span text:style-name="T109">than</text:span><text:span text:style-name="T31"> addition of more amount </text:span><text:span text:style-name="T107">in “payed”</text:span><text:span text:style-name="T31"> should not be allowed </text:span><text:span text:style-name="T107">until “have to pay” increases which means more loan is taken by that same account and these types of account are recorded with the label “aced” .but if the business loans are recorded these loans should be store with the label of liability. This model should show all the unsettle account (the account whose have to pay amount is greater than payed amount) . Or all the accounts info or by name of the account</text:span><text:span text:style-name="T31"> </text:span></text:p>
      <text:h text:style-name="P28" text:outline-level="3"/>
      <text:h text:style-name="P28" text:outline-level="3">Expanse</text:h>
      <text:p text:style-name="P5">This model store the expanse name and the worth of expanse of the business . To add the expanse it should first check its name exist or not it it already exist than add the amount if not than make a new record . <text:span text:style-name="T95">In case of sales man buy some thing for </text:span><text:span text:style-name="T110">it make a new record in expanse model and it also take additional parameter of liquid aced account and remove than amount from that particular account </text:span>. <text:span text:style-name="T110">In case of sales man give discount on a loan this model record the information in expanse and add the amount in on account model’s of th</text:span><text:span text:style-name="T111">at</text:span><text:span text:style-name="T110"> account </text:span><text:s/>.It should also give the searching capabilities <text:span text:style-name="T69">by name and all the record</text:span></text:p>
      <text:h text:style-name="P29" text:outline-level="3">Accountant</text:h>
      <text:p text:style-name="P6">To calculate profit and loss this class should use sales model records this model records multi-pal <text:s/>sales against a single record in inventory . <text:span text:style-name="T89">I</text:span><text:span text:style-name="T87">t should find how many <text:s/></text:span><text:span text:style-name="T88">product </text:span><text:span text:style-name="T89">are sale against a single id of inventory record from the sales record after finding the total number of product sale against an id it should than find the investment price by multiplying the number with the unit price of the product recorded in inventory . And to find the sales price in case of variable price it should add the whole sale price </text:span><text:span text:style-name="T90">against</text:span><text:span text:style-name="T89"> than particular id </text:span><text:span text:style-name="T90">of inventory product</text:span><text:span text:style-name="T89"> in sales record . <text:s/></text:span><text:span text:style-name="T91">To find the profit it should subtract the total sale price of an id with its investment . To find the gross profit it should find the profit of all the id’s and subtract the expanses worth <text:s/></text:span></text:p>
      <text:h text:style-name="P30" text:outline-level="3">S<text:span text:style-name="T27">ales man</text:span></text:h>
      <text:p text:style-name="P3">This interface should perform all the functions that a sales man wants to perform . To add purchases <text:s/>it should record the purchases and add them to inventory . <text:span text:style-name="T29">In case of on account purchase it also record it amount on On account model</text:span> . <text:span text:style-name="T41">In case of purchase return it should remove product from purchases and from inventory if purchases are on account </text:span><text:span text:style-name="T42">than add equal amount that returned in On Account’s <text:s/>“amount payed”</text:span><text:span text:style-name="T41"> </text:span><text:s/>. <text:span text:style-name="T44">For</text:span><text:span text:style-name="T29"> s</text:span><text:span text:style-name="T44">elling</text:span><text:span text:style-name="T29"> the inventory product if sales man is s</text:span><text:span text:style-name="T45">elling</text:span><text:span text:style-name="T29"> the hard product than it should remove the product from the inventory as well . </text:span><text:span text:style-name="T30">In case of On account sale it should record information in on account model</text:span><text:span text:style-name="T29"> </text:span><text:s/>. <text:span text:style-name="T33">I</text:span><text:span text:style-name="T32">n case of sales return sales man remove the sale from the sales model and add these sales to the inventory if sales man want to </text:span><text:span text:style-name="T41">if </text:span><text:span text:style-name="T43">sales</text:span><text:span text:style-name="T41"> are on account </text:span><text:span text:style-name="T42">than add equal amount that returned in On Account’s <text:s/>“amount payed”</text:span><text:span text:style-name="T41"> </text:span><text:span text:style-name="T32"><text:s/>. </text:span><text:span text:style-name="T33">If customer pay his liability than it should add this amount to On account model same goes when sales man payed his liability . <text:s/></text:span><text:span text:style-name="T34">Sales man can also see info of sales,purchase,inventory and accounts further more it can also use account to calculate the net profit and lo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9T19:22:28.681688876</meta:creation-date>
    <meta:generator>LibreOffice/6.4.6.2$Linux_X86_64 LibreOffice_project/40$Build-2</meta:generator>
    <dc:date>2021-01-30T23:37:58.145210938</dc:date>
    <meta:editing-duration>PT8H58M16S</meta:editing-duration>
    <meta:editing-cycles>220</meta:editing-cycles>
    <meta:document-statistic meta:table-count="0" meta:image-count="0" meta:object-count="0" meta:page-count="5" meta:paragraph-count="104" meta:word-count="1932" meta:character-count="12532" meta:non-whitespace-character-count="10625"/>
  </office:meta>
</office:document-meta>
</file>